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97d88" officeooo:paragraph-rsid="00097d88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aad97" officeooo:paragraph-rsid="000aad9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aad97" officeooo:paragraph-rsid="000cab5b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cab5b" officeooo:paragraph-rsid="000cab5b"/>
    </style:style>
    <style:style style:name="T1" style:family="text">
      <style:text-properties officeooo:rsid="000cab5b"/>
    </style:style>
    <style:style style:name="T2" style:family="text">
      <style:text-properties officeooo:rsid="000e6d1c"/>
    </style:style>
    <style:style style:name="T3" style:family="text">
      <style:text-properties officeooo:rsid="000f4ce8"/>
    </style:style>
    <style:style style:name="T4" style:family="text">
      <style:text-properties officeooo:rsid="0014b089"/>
    </style:style>
    <style:style style:name="T5" style:family="text">
      <style:text-properties officeooo:rsid="001645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ey Pablinas</text:p>
      <text:p text:style-name="P1">ICS 211 #24</text:p>
      <text:p text:style-name="P1">12/06/17</text:p>
      <text:list xml:id="list3867329464" text:style-name="L1">
        <text:list-item>
          <text:p text:style-name="P2">Min heap</text:p>
        </text:list-item>
        <text:list-item>
          <text:p text:style-name="P2">Array representation: A C W D E Z X Z W</text:p>
        </text:list-item>
        <text:list-item>
          <text:p text:style-name="P4">Min heap</text:p>
        </text:list-item>
        <text:list-item>
          <text:p text:style-name="P4">Max heap</text:p>
        </text:list-item>
        <text:list-item>
          <text:p text:style-name="P4">Neither</text:p>
        </text:list-item>
        <text:list-item>
          <text:p text:style-name="P3">Array representation: <text:span text:style-name="T1">9 8 8 5 5 4 6 3 4 4</text:span></text:p>
        </text:list-item>
        <text:list-item>
          <text:p text:style-name="P3">Array representation: <text:span text:style-name="T1">9 8 6 7 3 2 5 1 4</text:span></text:p>
        </text:list-item>
        <text:list-item>
          <text:p text:style-name="P3">Array representation: <text:span text:style-name="T1">8 6 7 2 5 4 3 1</text:span></text:p>
        </text:list-item>
        <text:list-item>
          <text:p text:style-name="P3">Array representation: <text:span text:style-name="T4">8 6 7 2 5 4 3 2 1 4 4 3 3 2<text:tab/></text:span></text:p>
        </text:list-item>
        <text:list-item>
          <text:p text:style-name="P3">Array representation: <text:span text:style-name="T5">9 9 8 9 8 8 7 2 1 8 6 6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9:47:17.359901803</meta:creation-date>
    <dc:date>2017-12-07T21:12:09.840904905</dc:date>
    <meta:editing-duration>PT27M38S</meta:editing-duration>
    <meta:editing-cycles>8</meta:editing-cycles>
    <meta:generator>LibreOffice/5.4.3.2$Linux_X86_64 LibreOffice_project/40m0$Build-2</meta:generator>
    <meta:document-statistic meta:table-count="0" meta:image-count="0" meta:object-count="0" meta:page-count="1" meta:paragraph-count="13" meta:word-count="97" meta:character-count="335" meta:non-whitespace-character-count="260"/>
  </office:meta>
</office:document-meta>
</file>